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];&quot;, &quot;;[.B1])" office:value-type="string" office:string-value="Aquila, Sfida 0 (10 PX)\\" calcext:value-type="string">
            <text:p>Aqui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];&quot;, &quot;;[.B2])" office:value-type="string" office:string-value="Avvoltoio, Sfida 0 (10 PX)\\" calcext:value-type="string">
            <text:p>Avvoltoi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bbui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3];&quot;, &quot;;[.B3])" office:value-type="string" office:string-value="Babbuino, Sfida 0 (10 PX)\\" calcext:value-type="string">
            <text:p>Babbui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4];&quot;, &quot;;[.B4])" office:value-type="string" office:string-value="Caprone, Sfida 0 (10 PX)\\" calcext:value-type="string">
            <text:p>Capr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5];&quot;, &quot;;[.B5])" office:value-type="string" office:string-value="Cervo, Sfida 0 (10 PX)\\" calcext:value-type="string">
            <text:p>Ce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6];&quot;, &quot;;[.B6])" office:value-type="string" office:string-value="Corvo, Sfida 0 (10 PX)\\" calcext:value-type="string">
            <text:p>Co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7];&quot;, &quot;;[.B7])" office:value-type="string" office:string-value="Donnola, Sfida 0 (10 PX)\\" calcext:value-type="string">
            <text:p>Donn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8];&quot;, &quot;;[.B8])" office:value-type="string" office:string-value="Falco, Sfida 0 (10 PX)\\" calcext:value-type="string">
            <text:p>Falc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Stride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9];&quot;, &quot;;[.B9])" office:value-type="string" office:string-value="Fungo Stridente, Sfida 0 (10 PX)\\" calcext:value-type="string">
            <text:p>Fungo Stride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0];&quot;, &quot;;[.B10])" office:value-type="string" office:string-value="Gatto, Sfida 0 (10 PX)\\" calcext:value-type="string">
            <text:p>G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1];&quot;, &quot;;[.B11])" office:value-type="string" office:string-value="Gufo, Sfida 0 (10 PX)\\" calcext:value-type="string">
            <text:p>Guf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2];&quot;, &quot;;[.B12])" office:value-type="string" office:string-value="Iena, Sfida 0 (10 PX)\\" calcext:value-type="string">
            <text:p>Ie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ur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3];&quot;, &quot;;[.B13])" office:value-type="string" office:string-value="Lemure, Sfida 0 (10 PX)\\" calcext:value-type="string">
            <text:p>Lemur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4];&quot;, &quot;;[.B14])" office:value-type="string" office:string-value="Lucertola, Sfida 0 (10 PX)\\" calcext:value-type="string">
            <text:p>Lucert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unco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5];&quot;, &quot;;[.B15])" office:value-type="string" office:string-value="Omuncolo, Sfida 0 (10 PX)\\" calcext:value-type="string">
            <text:p>Omunco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6];&quot;, &quot;;[.B16])" office:value-type="string" office:string-value="Pirana, Sfida 0 (10 PX)\\" calcext:value-type="string">
            <text:p>Pira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ola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7];&quot;, &quot;;[.B17])" office:value-type="string" office:string-value="Popolano, Sfida 0 (10 PX)\\" calcext:value-type="string">
            <text:p>Popola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8];&quot;, &quot;;[.B18])" office:value-type="string" office:string-value="Ragno, Sfida 0 (10 PX)\\" calcext:value-type="string">
            <text:p>Rag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Sfida 0 (10 PX)}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, &quot;;[.B19])" office:value-type="string" office:string-value="Rana, Sfida 0 (10 PX)}\\" calcext:value-type="string">
            <text:p>Rana, Sfida 0 (10 PX)}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0];&quot;, &quot;;[.B20])" office:value-type="string" office:string-value="Ratto, Sfida 0 (10 PX)\\" calcext:value-type="string">
            <text:p>R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rabeo di Fuoco Giga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1];&quot;, &quot;;[.B21])" office:value-type="string" office:string-value="Scarabeo di Fuoco Gigante, Sfida 0 (10 PX)\\" calcext:value-type="string">
            <text:p>Scarabeo di Fuoco Giga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cal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2];&quot;, &quot;;[.B22])" office:value-type="string" office:string-value="Sciacallo, Sfida 0 (10 PX)\\" calcext:value-type="string">
            <text:p>Sciacal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3];&quot;, &quot;;[.B23])" office:value-type="string" office:string-value="Scorpione, Sfida 0 (10 PX)\\" calcext:value-type="string">
            <text:p>Scorpi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4];&quot;, &quot;;[.B24])" office:value-type="string" office:string-value="Tasso, Sfida 0 (10 PX)\\" calcext:value-type="string">
            <text:p>Tass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i</text:p>
          </table:table-cell>
          <table:table-cell office:value-type="string" calcext:value-type="string">
            <text:p>Sfida: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5];&quot;, &quot;;[.B25])" office:value-type="string" office:string-value="Topi, Sfida: 0 (10 PX)\\" calcext:value-type="string">
            <text:p>Topi, Sfida: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o/Pira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6];&quot;, &quot;;[.B26])" office:value-type="string" office:string-value="Bandito/Pirata, Sfida 1/8 (25 PX)\\" calcext:value-type="string">
            <text:p>Bandito/Pira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mel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7];&quot;, &quot;;[.B27])" office:value-type="string" office:string-value="Cammello, Sfida 1/8 (25 PX)\\" calcext:value-type="string">
            <text:p>Cammel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old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8];&quot;, &quot;;[.B28])" office:value-type="string" office:string-value="Coboldo, Sfida 1/8 (25 PX)\\" calcext:value-type="string">
            <text:p>Cobold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is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9];&quot;, &quot;;[.B29])" office:value-type="string" office:string-value="Cultista, Sfida 1/8 (25 PX)\\" calcext:value-type="string">
            <text:p>Cultis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0];&quot;, &quot;;[.B30])" office:value-type="string" office:string-value="Donnola Gigante, Sfida 1/8 (25 PX)\\" calcext:value-type="string">
            <text:p>Donnola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 di Sangu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1];&quot;, &quot;;[.B31])" office:value-type="string" office:string-value="Falco di Sangue, Sfida 1/8 (25 PX)\\" calcext:value-type="string">
            <text:p>Falco di Sangu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chi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2];&quot;, &quot;;[.B32])" office:value-type="string" office:string-value="Granchio Gigante, Sfida 1/8 (25 PX)\\" calcext:value-type="string">
            <text:p>Granchi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3];&quot;, &quot;;[.B33])" office:value-type="string" office:string-value="Guardia, Sfida 1/8 (25 PX)\\" calcext:value-type="string">
            <text:p>Guardi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in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4];&quot;, &quot;;[.B34])" office:value-type="string" office:string-value="Mastino, Sfida 1/8 (25 PX)\\" calcext:value-type="string">
            <text:p>Mastin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5];&quot;, &quot;;[.B35])" office:value-type="string" office:string-value="Mulo, Sfida 1/8 (25 PX)\\" calcext:value-type="string">
            <text:p>Mu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6];&quot;, &quot;;[.B36])" office:value-type="string" office:string-value="Nobile, Sfida 1/8 (25 PX)\\" calcext:value-type="string">
            <text:p>Nobil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7];&quot;, &quot;;[.B37])" office:value-type="string" office:string-value="Pony, Sfida 1/8 (25 PX)\\" calcext:value-type="string">
            <text:p>Pony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8];&quot;, &quot;;[.B38])" office:value-type="string" office:string-value="Ratto Gigante, Sfida 1/8 (25 PX)\\" calcext:value-type="string">
            <text:p>Ratt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9];&quot;, &quot;;[.B39])" office:value-type="string" office:string-value="Serpente Velenoso, Sfida 1/8 (25 PX)\\" calcext:value-type="string">
            <text:p>Serpente Velenos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ol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0];&quot;, &quot;;[.B40])" office:value-type="string" office:string-value="Serpente Volante, Sfida 1/8 (25 PX)\\" calcext:value-type="string">
            <text:p>Serpente Vol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1];&quot;, &quot;;[.B41])" office:value-type="string" office:string-value="Strige, Sfida 1/8 (25 PX)\\" calcext:value-type="string">
            <text:p>Strig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 (Uccello Stigeo)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2];&quot;, &quot;;[.B42])" office:value-type="string" office:string-value="Strige (Uccello Stigeo), Sfida 1/8 (25 PX)\\" calcext:value-type="string">
            <text:p>Strige (Uccello Stigeo)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cquatic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3];&quot;, &quot;;[.B43])" office:value-type="string" office:string-value="Uomo Acquatico, Sfida 1/8 (25 PX)\\" calcext:value-type="string">
            <text:p>Uomo Acquatic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li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4];&quot;, &quot;;[.B44])" office:value-type="string" office:string-value="Accolito, Sfida 1/4 (50 PX)\\" calcext:value-type="string">
            <text:p>Accoli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5];&quot;, &quot;;[.B45])" office:value-type="string" office:string-value="Alce, Sfida 1/4 (50 PX)\\" calcext:value-type="string">
            <text:p>Alc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co d'Asci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6];&quot;, &quot;;[.B46])" office:value-type="string" office:string-value="Becco d'Ascia, Sfida 1/4 (50 PX)\\" calcext:value-type="string">
            <text:p>Becco d'Asci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Intermitte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7];&quot;, &quot;;[.B47])" office:value-type="string" office:string-value="Cane Intermittente, Sfida 1/4 (50 PX)\\" calcext:value-type="string">
            <text:p>Cane Intermitte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Cors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8];&quot;, &quot;;[.B48])" office:value-type="string" office:string-value="Cavallo da Corsa, Sfida 1/4 (50 PX)\\" calcext:value-type="string">
            <text:p>Cavallo da Cors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Ti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9];&quot;, &quot;;[.B49])" office:value-type="string" office:string-value="Cavallo da Tiro, Sfida 1/4 (50 PX)\\" calcext:value-type="string">
            <text:p>Cavallo da Ti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opiedi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0];&quot;, &quot;;[.B50])" office:value-type="string" office:string-value="Centopiedi Gigante, Sfida 1/4 (50 PX)\\" calcext:value-type="string">
            <text:p>Centopiedi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1];&quot;, &quot;;[.B51])" office:value-type="string" office:string-value="Cinghiale, Sfida 1/4 (50 PX)\\" calcext:value-type="string">
            <text:p>Cinghial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tch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2];&quot;, &quot;;[.B52])" office:value-type="string" office:string-value="Dretch, Sfida 1/4 (50 PX)\\" calcext:value-type="string">
            <text:p>Dretch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Violet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3];&quot;, &quot;;[.B53])" office:value-type="string" office:string-value="Fungo Violetto, Sfida 1/4 (50 PX)\\" calcext:value-type="string">
            <text:p>Fungo Violet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blin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4];&quot;, &quot;;[.B54])" office:value-type="string" office:string-value="Gablin, Sfida 1/4 (50 PX)\\" calcext:value-type="string">
            <text:p>Gablin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lock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5];&quot;, &quot;;[.B55])" office:value-type="string" office:string-value="Grimlock, Sfida 1/4 (50 PX)\\" calcext:value-type="string">
            <text:p>Grimlock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6];&quot;, &quot;;[.B56])" office:value-type="string" office:string-value="Gufo Gigante, Sfida 1/4 (50 PX)\\" calcext:value-type="string">
            <text:p>Guf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7];&quot;, &quot;;[.B57])" office:value-type="string" office:string-value="Lucertola Gigante, Sfida 1/4 (50 PX)\\" calcext:value-type="string">
            <text:p>Lucertola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8];&quot;, &quot;;[.B58])" office:value-type="string" office:string-value="Lupo, Sfida 1/4 (50 PX)\\" calcext:value-type="string">
            <text:p>Lup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Vap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9];&quot;, &quot;;[.B59])" office:value-type="string" office:string-value="Mefito di Vapore, Sfida 1/4 (50 PX)\\" calcext:value-type="string">
            <text:p>Mefito di Vap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0];&quot;, &quot;;[.B60])" office:value-type="string" office:string-value="Pantera, Sfida 1/4 (50 PX)\\" calcext:value-type="string">
            <text:p>Panter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udodrag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1];&quot;, &quot;;[.B61])" office:value-type="string" office:string-value="Pseudodrago, Sfida 1/4 (50 PX)\\" calcext:value-type="string">
            <text:p>Pseudodrag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Lupo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2];&quot;, &quot;;[.B62])" office:value-type="string" office:string-value="Ragno Lupo Gigante  , Sfida 1/4 (50 PX)\\" calcext:value-type="string">
            <text:p>Ragno Lupo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3];&quot;, &quot;;[.B63])" office:value-type="string" office:string-value="Rana Gigante  , Sfida 1/4 (50 PX)\\" calcext:value-type="string">
            <text:p>Rana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4];&quot;, &quot;;[.B64])" office:value-type="string" office:string-value="Scheletro, Sfida 1/4 (50 PX)\\" calcext:value-type="string">
            <text:p>Schelet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Corv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5];&quot;, &quot;;[.B65])" office:value-type="string" office:string-value="Sciame di Corvi  , Sfida 1/4 (50 PX)\\" calcext:value-type="string">
            <text:p>Sciame di Corv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pistrell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6];&quot;, &quot;;[.B66])" office:value-type="string" office:string-value="Sciame di Pipistrelli  , Sfida 1/4 (50 PX)\\" calcext:value-type="string">
            <text:p>Sciame di Pipistrell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tt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7];&quot;, &quot;;[.B67])" office:value-type="string" office:string-value="Sciame di Ratti, Sfida 1/4 (50 PX)\\" calcext:value-type="string">
            <text:p>Sciame di Ratt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8];&quot;, &quot;;[.B68])" office:value-type="string" office:string-value="Serpente Costrittore, Sfida 1/4 (50 PX)\\" calcext:value-type="string">
            <text:p>Serpente Costritt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9];&quot;, &quot;;[.B69])" office:value-type="string" office:string-value="Serpente Velenoso Gigante, Sfida 1/4 (50 PX)\\" calcext:value-type="string">
            <text:p>Serpente Veleno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da Vol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0];&quot;, &quot;;[.B70])" office:value-type="string" office:string-value="Spada Volante, Sfida 1/4 (50 PX)\\" calcext:value-type="string">
            <text:p>Spada Vol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itell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1];&quot;, &quot;;[.B71])" office:value-type="string" office:string-value="Spiritello, Sfida 1/4 (50 PX)\\" calcext:value-type="string">
            <text:p>Spiritell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2];&quot;, &quot;;[.B72])" office:value-type="string" office:string-value="Tasso Gigante, Sfida 1/4 (50 PX)\\" calcext:value-type="string">
            <text:p>Tas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3];&quot;, &quot;;[.B73])" office:value-type="string" office:string-value="Zombi, Sfida 1/4 (50 PX)\\" calcext:value-type="string">
            <text:p>Zomb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4];&quot;, &quot;;[.B74])" office:value-type="string" office:string-value="Caprone Gigante, Sfida 1/2 (100 PX)\\" calcext:value-type="string">
            <text:p>Caprone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5];&quot;, &quot;;[.B75])" office:value-type="string" office:string-value="Cavallo da Guerra, Sfida 1/2 (100 PX)\\" calcext:value-type="string">
            <text:p>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Marino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6];&quot;, &quot;;[.B76])" office:value-type="string" office:string-value="Cavallo Marino Gigante, Sfida 1/2 (100 PX)\\" calcext:value-type="string">
            <text:p>Cavallo Marino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7];&quot;, &quot;;[.B77])" office:value-type="string" office:string-value="Coccodrillo, Sfida 1/2 (100 PX)\\" calcext:value-type="string">
            <text:p>Coccodrill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8];&quot;, &quot;;[.B78])" office:value-type="string" office:string-value="Cockatrice, Sfida 1/2 (100 PX)\\" calcext:value-type="string">
            <text:p>Cockatric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9];&quot;, &quot;;[.B79])" office:value-type="string" office:string-value="Esploratore, Sfida 1/2 (100 PX)\\" calcext:value-type="string">
            <text:p>Esplor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ll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0];&quot;, &quot;;[.B80])" office:value-type="string" office:string-value="Gnoll, Sfida 1/2 (100 PX)\\" calcext:value-type="string">
            <text:p>Gnoll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o delle Profondità (Svirfnebl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1];&quot;, &quot;;[.B81])" office:value-type="string" office:string-value="Gnomo delle Profondità (Svirfneblin), Sfida 1/2 (100 PX)\\" calcext:value-type="string">
            <text:p>Gnomo delle Profondità (Svirfnebl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2];&quot;, &quot;;[.B82])" office:value-type="string" office:string-value="Hobgoblin, Sfida 1/2 (100 PX)\\" calcext:value-type="string">
            <text:p>Hobgobl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oid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3];&quot;, &quot;;[.B83])" office:value-type="string" office:string-value="Lucertoloide, Sfida 1/2 (100 PX)\\" calcext:value-type="string">
            <text:p>Lucertoloid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scu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4];&quot;, &quot;;[.B84])" office:value-type="string" office:string-value="Mantoscuro, Sfida 1/2 (100 PX)\\" calcext:value-type="string">
            <text:p>Mantoscu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Ghiacci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5];&quot;, &quot;;[.B85])" office:value-type="string" office:string-value="Mefito di Ghiaccio, Sfida 1/2 (100 PX)\\" calcext:value-type="string">
            <text:p>Mefito di Ghiacci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Magm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6];&quot;, &quot;;[.B86])" office:value-type="string" office:string-value="Mefito di Magma, Sfida 1/2 (100 PX)\\" calcext:value-type="string">
            <text:p>Mefito di Magm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Polve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7];&quot;, &quot;;[.B87])" office:value-type="string" office:string-value="Mefito di Polvere, Sfida 1/2 (100 PX)\\" calcext:value-type="string">
            <text:p>Mefito di Polve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ma Grigi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8];&quot;, &quot;;[.B88])" office:value-type="string" office:string-value="Melma Grigia, Sfida 1/2 (100 PX)\\" calcext:value-type="string">
            <text:p>Melma Grigi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9];&quot;, &quot;;[.B89])" office:value-type="string" office:string-value="Ombra, Sfida 1/2 (100 PX)\\" calcext:value-type="string">
            <text:p>Omb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hett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0];&quot;, &quot;;[.B90])" office:value-type="string" office:string-value="Orchetto, Sfida 1/2 (100 PX)\\" calcext:value-type="string">
            <text:p>Orchett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Ne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1];&quot;, &quot;;[.B91])" office:value-type="string" office:string-value="Orso Nero, Sfida 1/2 (100 PX)\\" calcext:value-type="string">
            <text:p>Orso Ne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chi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2];&quot;, &quot;;[.B92])" office:value-type="string" office:string-value="Picchiatore, Sfida 1/2 (100 PX)\\" calcext:value-type="string">
            <text:p>Picchi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gginofag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3];&quot;, &quot;;[.B93])" office:value-type="string" office:string-value="Rugginofago, Sfida 1/2 (100 PX)\\" calcext:value-type="string">
            <text:p>Rugginofag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4];&quot;, &quot;;[.B94])" office:value-type="string" office:string-value="Sahuagin, Sfida 1/2 (100 PX)\\" calcext:value-type="string">
            <text:p>Sahuag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i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5];&quot;, &quot;;[.B95])" office:value-type="string" office:string-value="Satiro, Sfida 1/2 (100 PX)\\" calcext:value-type="string">
            <text:p>Sati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6];&quot;, &quot;;[.B96])" office:value-type="string" office:string-value="Scheletro di Cavallo da Guerra, Sfida 1/2 (100 PX)\\" calcext:value-type="string">
            <text:p>Scheletro di 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Insett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7];&quot;, &quot;;[.B97])" office:value-type="string" office:string-value="Sciame di Insetti, Sfida 1/2 (100 PX)\\" calcext:value-type="string">
            <text:p>Sciame di Insett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gn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8];&quot;, &quot;;[.B98])" office:value-type="string" office:string-value="Sciame di Ragni, Sfida 1/2 (100 PX)\\" calcext:value-type="string">
            <text:p>Sciame di Ragn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carabei <text:s/>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9];&quot;, &quot;;[.B99])" office:value-type="string" office:string-value="Sciame di Scarabei  , Sfida 1/2 (100 PX)\\" calcext:value-type="string">
            <text:p>Sciame di Scarabei <text:s/>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Vesp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0];&quot;, &quot;;[.B100])" office:value-type="string" office:string-value="Sciame di Vespe, Sfida 1/2 (100 PX)\\" calcext:value-type="string">
            <text:p>Sciame di Vesp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1];&quot;, &quot;;[.B101])" office:value-type="string" office:string-value="Sciami, Sfida 1/2 (100 PX)\\" calcext:value-type="string">
            <text:p>Sciam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2];&quot;, &quot;;[.B102])" office:value-type="string" office:string-value="Scimmione, Sfida 1/2 (100 PX)\\" calcext:value-type="string">
            <text:p>Scimmion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orallin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3];&quot;, &quot;;[.B103])" office:value-type="string" office:string-value="Squalo Corallino, Sfida 1/2 (100 PX)\\" calcext:value-type="string">
            <text:p>Squalo Corallin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Magma (Magm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4];&quot;, &quot;;[.B104])" office:value-type="string" office:string-value="Uomo Magma (Magmin), Sfida 1/2 (100 PX)\\" calcext:value-type="string">
            <text:p>Uomo Magma (Magm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pa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5];&quot;, &quot;;[.B105])" office:value-type="string" office:string-value="Vespa Gigante, Sfida 1/2 (100 PX)\\" calcext:value-type="string">
            <text:p>Vespa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g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6];&quot;, &quot;;[.B106])" office:value-type="string" office:string-value="Worg, Sfida 1/2 (100 PX)\\" calcext:value-type="string">
            <text:p>Worg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il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7];&quot;, &quot;;[.B107])" office:value-type="string" office:string-value="Aquila Gigante, Sfida 1 (200 PX)\\" calcext:value-type="string">
            <text:p>Aquil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tura Animat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8];&quot;, &quot;;[.B108])" office:value-type="string" office:string-value="Armatura Animata, Sfida 1 (200 PX)\\" calcext:value-type="string">
            <text:p>Armatura Animat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9];&quot;, &quot;;[.B109])" office:value-type="string" office:string-value="Arpia, Sfida 1 (200 PX)\\" calcext:value-type="string">
            <text:p>Ar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0];&quot;, &quot;;[.B110])" office:value-type="string" office:string-value="Avvoltoio Gigante, Sfida 1 (200 PX)\\" calcext:value-type="string">
            <text:p>Avvoltoi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be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1];&quot;, &quot;;[.B111])" office:value-type="string" office:string-value="Bugbear, Sfida 1 (200 PX)\\" calcext:value-type="string">
            <text:p>Bugbe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della Mor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2];&quot;, &quot;;[.B112])" office:value-type="string" office:string-value="Cane della Morte, Sfida 1 (200 PX)\\" calcext:value-type="string">
            <text:p>Cane della Mor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lupo (Metalupo)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3];&quot;, &quot;;[.B113])" office:value-type="string" office:string-value="Dinolupo (Metalupo), Sfida 1 (200 PX)\\" calcext:value-type="string">
            <text:p>Dinolupo (Metalupo)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4];&quot;, &quot;;[.B114])" office:value-type="string" office:string-value="Drago d'Ottone Cucciolo, Sfida 1 (200 PX)\\" calcext:value-type="string">
            <text:p>Drago d'Otton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5];&quot;, &quot;;[.B115])" office:value-type="string" office:string-value="Drago di Rame Cucciolo, Sfida 1 (200 PX)\\" calcext:value-type="string">
            <text:p>Drago di Ram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ad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6];&quot;, &quot;;[.B116])" office:value-type="string" office:string-value="Driade, Sfida 1 (200 PX)\\" calcext:value-type="string">
            <text:p>Driad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rg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7];&quot;, &quot;;[.B117])" office:value-type="string" office:string-value="Duergar, Sfida 1 (200 PX)\\" calcext:value-type="string">
            <text:p>Duerg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8];&quot;, &quot;;[.B118])" office:value-type="string" office:string-value="Ghoul, Sfida 1 (200 PX)\\" calcext:value-type="string">
            <text:p>Ghoul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obu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9];&quot;, &quot;;[.B119])" office:value-type="string" office:string-value="Globulo, Sfida 1 (200 PX)\\" calcext:value-type="string">
            <text:p>Globu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0];&quot;, &quot;;[.B120])" office:value-type="string" office:string-value="Iena Gigante, Sfida 1 (200 PX)\\" calcext:value-type="string">
            <text:p>Iena Gigante, Sfida 1 (200 PX)\\</text:p>
          </table:table-cell>
          <table:table-cell/>
          <table:table-cell office:value-type="string" calcext:value-type="string">
            <text:p>Deserto</text:p>
          </table:table-cell>
          <table:table-cell office:value-type="string" calcext:value-type="string">
            <text:p>Nottur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1];&quot;, &quot;;[.B121])" office:value-type="string" office:string-value="Imp, Sfida 1 (200 PX)\\" calcext:value-type="string">
            <text:p>Imp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ogrif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2];&quot;, &quot;;[.B122])" office:value-type="string" office:string-value="Ippogrifo, Sfida 1 (200 PX)\\" calcext:value-type="string">
            <text:p>Ippogrif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e <text:s/>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3];&quot;, &quot;;[.B123])" office:value-type="string" office:string-value="Leone  , Sfida 1 (200 PX)\\" calcext:value-type="string">
            <text:p>Leone <text:s/>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o Avventurier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4];&quot;, &quot;;[.B124])" office:value-type="string" office:string-value="Mago Avventuriero, Sfida 1 (200 PX)\\" calcext:value-type="string">
            <text:p>Mago Avventurier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o</text:p>
          </table:table-cell>
          <table:table-cell office:value-type="string" calcext:value-type="string">
            <text:p>Sfida 1 (1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5];&quot;, &quot;;[.B125])" office:value-type="string" office:string-value="Orco, Sfida 1 (100 PX)\\" calcext:value-type="string">
            <text:p>Orco, Sfida 1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Brun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6];&quot;, &quot;;[.B126])" office:value-type="string" office:string-value="Orso Bruno, Sfida 1 (200 PX)\\" calcext:value-type="string">
            <text:p>Orso Brun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sit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7];&quot;, &quot;;[.B127])" office:value-type="string" office:string-value="Quasit, Sfida 1 (200 PX)\\" calcext:value-type="string">
            <text:p>Quasit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8];&quot;, &quot;;[.B128])" office:value-type="string" office:string-value="Ragno Gigante, Sfida 1 (200 PX)\\" calcext:value-type="string">
            <text:p>Ragn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p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9];&quot;, &quot;;[.B129])" office:value-type="string" office:string-value="Rospo Gigante, Sfida 1 (200 PX)\\" calcext:value-type="string">
            <text:p>Rosp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ran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0];&quot;, &quot;;[.B130])" office:value-type="string" office:string-value="Sciame di Pirana, Sfida 1 (200 PX)\\" calcext:value-type="string">
            <text:p>Sciame di Piran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1];&quot;, &quot;;[.B131])" office:value-type="string" office:string-value="Spia, Sfida 1 (200 PX)\\" calcext:value-type="string">
            <text:p>S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2];&quot;, &quot;;[.B132])" office:value-type="string" office:string-value="Tigre, Sfida 1 (200 PX)\\" calcext:value-type="string">
            <text:p>Tigr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o Risveglia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3];&quot;, &quot;;[.B133])" office:value-type="string" office:string-value="Albero Risvegliato, Sfida 2 (450 PX)\\" calcext:value-type="string">
            <text:p>Albero Risveglia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4];&quot;, &quot;;[.B134])" office:value-type="string" office:string-value="Alce Gigante, Sfida 2 (450 PX)\\" calcext:value-type="string">
            <text:p>Alc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ba Paglie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5];&quot;, &quot;;[.B135])" office:value-type="string" office:string-value="Ameba Paglierina, Sfida 2 (450 PX)\\" calcext:value-type="string">
            <text:p>Ameba Paglie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heg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6];&quot;, &quot;;[.B136])" office:value-type="string" office:string-value="Ankheg, Sfida 2 (450 PX)\\" calcext:value-type="string">
            <text:p>Ankheg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7];&quot;, &quot;;[.B137])" office:value-type="string" office:string-value="Azer, Sfida 2 (450 PX)\\" calcext:value-type="string">
            <text:p>Az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8];&quot;, &quot;;[.B138])" office:value-type="string" office:string-value="Berserker, Sfida 2 (450 PX)\\" calcext:value-type="string">
            <text:p>Berserk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tta Esplosiv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9];&quot;, &quot;;[.B139])" office:value-type="string" office:string-value="Blatta Esplosiva, Sfida 2 (450 PX)\\" calcext:value-type="string">
            <text:p>Blatta Esplosiv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no dei Banditi/Pirat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0];&quot;, &quot;;[.B140])" office:value-type="string" office:string-value="Capitano dei Banditi/Pirata, Sfida 2 (450 PX)\\" calcext:value-type="string">
            <text:p>Capitano dei Banditi/Pirat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1];&quot;, &quot;;[.B141])" office:value-type="string" office:string-value="Centauro, Sfida 2 (450 PX)\\" calcext:value-type="string">
            <text:p>Cen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2];&quot;, &quot;;[.B142])" office:value-type="string" office:string-value="Cinghiale Gigante, Sfida 2 (450 PX)\\" calcext:value-type="string">
            <text:p>Cinghial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bo Gelat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3];&quot;, &quot;;[.B143])" office:value-type="string" office:string-value="Cubo Gelatinoso, Sfida 2 (450 PX)\\" calcext:value-type="string">
            <text:p>Cubo Gelat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Sp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4];&quot;, &quot;;[.B144])" office:value-type="string" office:string-value="Diavolo Spinoso, Sfida 2 (450 PX)\\" calcext:value-type="string">
            <text:p>Diavolo Sp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5];&quot;, &quot;;[.B145])" office:value-type="string" office:string-value="Drago Bianco Cucciolo, Sfida 2 (450 PX)\\" calcext:value-type="string">
            <text:p>Drago Bianc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6];&quot;, &quot;;[.B146])" office:value-type="string" office:string-value="Drago d'Argento Cucciolo, Sfida 2 (450 PX)\\" calcext:value-type="string">
            <text:p>Drago d'Argent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7];&quot;, &quot;;[.B147])" office:value-type="string" office:string-value="Drago di Bronzo Cucciolo, Sfida 2 (450 PX)\\" calcext:value-type="string">
            <text:p>Drago di Bronz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8];&quot;, &quot;;[.B148])" office:value-type="string" office:string-value="Drago Nero Cucciolo, Sfida 2 (450 PX)\\" calcext:value-type="string">
            <text:p>Drago Ner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9];&quot;, &quot;;[.B149])" office:value-type="string" office:string-value="Drago Verde Cucciolo, Sfida 2 (450 PX)\\" calcext:value-type="string">
            <text:p>Drago Verde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uid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0];&quot;, &quot;;[.B150])" office:value-type="string" office:string-value="Druido, Sfida 2 (450 PX)\\" calcext:value-type="string">
            <text:p>Druid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in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1];&quot;, &quot;;[.B151])" office:value-type="string" office:string-value="Elementale dell'Acqua Minore, Sfida 2 (450 PX)\\" calcext:value-type="string">
            <text:p>Elementale dell'Acqua Min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ercap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2];&quot;, &quot;;[.B152])" office:value-type="string" office:string-value="Ettercap, Sfida 2 (450 PX)\\" calcext:value-type="string">
            <text:p>Ettercap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i Gorgogliant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3];&quot;, &quot;;[.B153])" office:value-type="string" office:string-value="Fauci Gorgoglianti, Sfida 2 (450 PX)\\" calcext:value-type="string">
            <text:p>Fauci Gorgogliant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oco Fatu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4];&quot;, &quot;;[.B154])" office:value-type="string" office:string-value="Fuoco Fatuo, Sfida 2 (450 PX)\\" calcext:value-type="string">
            <text:p>Fuoco Fatu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5];&quot;, &quot;;[.B155])" office:value-type="string" office:string-value="Gargoyle, Sfida 2 (450 PX)\\" calcext:value-type="string">
            <text:p>Gargoyl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6];&quot;, &quot;;[.B156])" office:value-type="string" office:string-value="Ghast, Sfida 2 (450 PX)\\" calcext:value-type="string">
            <text:p>Ghast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ck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7];&quot;, &quot;;[.B157])" office:value-type="string" office:string-value="Grick, Sfida 2 (450 PX)\\" calcext:value-type="string">
            <text:p>Grick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fon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8];&quot;, &quot;;[.B158])" office:value-type="string" office:string-value="Grifone, Sfida 2 (450 PX)\\" calcext:value-type="string">
            <text:p>Grifon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Ma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9];&quot;, &quot;;[.B159])" office:value-type="string" office:string-value="Megera Marina, Sfida 2 (450 PX)\\" calcext:value-type="string">
            <text:p>Megera Ma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0];&quot;, &quot;;[.B160])" office:value-type="string" office:string-value="Mimic, Sfida 2 (450 PX)\\" calcext:value-type="string">
            <text:p>Mimic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1];&quot;, &quot;;[.B161])" office:value-type="string" office:string-value="Ogre, Sfida 2 (450 PX)\\" calcext:value-type="string">
            <text:p>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Pola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2];&quot;, &quot;;[.B162])" office:value-type="string" office:string-value="Orso Polare, Sfida 2 (450 PX)\\" calcext:value-type="string">
            <text:p>Orso Pola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3];&quot;, &quot;;[.B163])" office:value-type="string" office:string-value="Pegaso, Sfida 2 (450 PX)\\" calcext:value-type="string">
            <text:p>Pega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sios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4];&quot;, &quot;;[.B164])" office:value-type="string" office:string-value="Plesiosauro, Sfida 2 (450 PX)\\" calcext:value-type="string">
            <text:p>Plesios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Manna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5];&quot;, &quot;;[.B165])" office:value-type="string" office:string-value="Ratto Mannaro, Sfida 2 (450 PX)\\" calcext:value-type="string">
            <text:p>Ratto Manna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cero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6];&quot;, &quot;;[.B166])" office:value-type="string" office:string-value="Rinoceronte, Sfida 2 (450 PX)\\" calcext:value-type="string">
            <text:p>Rinocero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erdo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7];&quot;, &quot;;[.B167])" office:value-type="string" office:string-value="Sacerdote, Sfida 2 (450 PX)\\" calcext:value-type="string">
            <text:p>Sacerdo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Mino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8];&quot;, &quot;;[.B168])" office:value-type="string" office:string-value="Scheletro di Minotauro, Sfida 2 (450 PX)\\" calcext:value-type="string">
            <text:p>Scheletro di Mino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erpenti Velenos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9];&quot;, &quot;;[.B169])" office:value-type="string" office:string-value="Sciame di Serpenti Velenosi, Sfida 2 (450 PX)\\" calcext:value-type="string">
            <text:p>Sciame di Serpenti Velenos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0];&quot;, &quot;;[.B170])" office:value-type="string" office:string-value="Serpente Costrittore Gigante, Sfida 2 (450 PX)\\" calcext:value-type="string">
            <text:p>Serpente Costrittor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1];&quot;, &quot;;[.B171])" office:value-type="string" office:string-value="Sibilante, Sfida 2 (450 PX)\\" calcext:value-type="string">
            <text:p>Sibil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acciat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2];&quot;, &quot;;[.B172])" office:value-type="string" office:string-value="Squalo Cacciatore, Sfida 2 (450 PX)\\" calcext:value-type="string">
            <text:p>Squalo Cacciat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peto del Soffocamen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3];&quot;, &quot;;[.B173])" office:value-type="string" office:string-value="Tappeto del Soffocamento, Sfida 2 (450 PX)\\" calcext:value-type="string">
            <text:p>Tappeto del Soffocamen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chio Fiammeggiante</text:p>
          </table:table-cell>
          <table:table-cell office:value-type="string" calcext:value-type="string">
            <text:p>Sfida 2 (20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4];&quot;, &quot;;[.B174])" office:value-type="string" office:string-value="Teschio Fiammeggiante, Sfida 2 (200 PX)\\" calcext:value-type="string">
            <text:p>Teschio Fiammeggiante, Sfida 2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dai Denti a Sciabol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5];&quot;, &quot;;[.B175])" office:value-type="string" office:string-value="Tigre dai Denti a Sciabola, Sfida 2 (450 PX)\\" calcext:value-type="string">
            <text:p>Tigre dai Denti a Sciabol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 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6];&quot;, &quot;;[.B176])" office:value-type="string" office:string-value="Zombi Ogre, Sfida 2 (450 PX)\\" calcext:value-type="string">
            <text:p>Zombi 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ena Assassina (Orca)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7];&quot;, &quot;;[.B177])" office:value-type="string" office:string-value="Balena Assassina (Orca), Sfida 3 (700 PX)\\" calcext:value-type="string">
            <text:p>Balena Assassina (Orca)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sc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8];&quot;, &quot;;[.B178])" office:value-type="string" office:string-value="Basilisco, Sfida 3 (700 PX)\\" calcext:value-type="string">
            <text:p>Basilisc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pione Gablin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9];&quot;, &quot;;[.B179])" office:value-type="string" office:string-value="Campione Gablin, Sfida 3 (700 PX)\\" calcext:value-type="string">
            <text:p>Campione Gablin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0];&quot;, &quot;;[.B180])" office:value-type="string" office:string-value="Cavaliere, Sfida 3 (700 PX)\\" calcext:value-type="string">
            <text:p>Cavalier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riero da Incub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1];&quot;, &quot;;[.B181])" office:value-type="string" office:string-value="Destriero da Incubo, Sfida 3 (700 PX)\\" calcext:value-type="string">
            <text:p>Destriero da Incub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Barbut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2];&quot;, &quot;;[.B182])" office:value-type="string" office:string-value="Diavolo Barbuto, Sfida 3 (700 PX)\\" calcext:value-type="string">
            <text:p>Diavolo Barbut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3];&quot;, &quot;;[.B183])" office:value-type="string" office:string-value="Doppelganger, Sfida 3 (700 PX)\\" calcext:value-type="string">
            <text:p>Doppelganger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4];&quot;, &quot;;[.B184])" office:value-type="string" office:string-value="Drago Blu Cucciolo, Sfida 3 (700 PX)\\" calcext:value-type="string">
            <text:p>Drago Blu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5];&quot;, &quot;;[.B185])" office:value-type="string" office:string-value="Drago d'Oro Cucciolo, Sfida 3 (700 PX)\\" calcext:value-type="string">
            <text:p>Drago d'Oro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Inv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6];&quot;, &quot;;[.B186])" office:value-type="string" office:string-value="Lupo Invernale, Sfida 3 (700 PX)\\" calcext:value-type="string">
            <text:p>Lupo Inv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Manna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7];&quot;, &quot;;[.B187])" office:value-type="string" office:string-value="Lupo Mannaro, Sfida 3 (700 PX)\\" calcext:value-type="string">
            <text:p>Lupo Manna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icor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8];&quot;, &quot;;[.B188])" office:value-type="string" office:string-value="Manticora, Sfida 3 (700 PX)\\" calcext:value-type="string">
            <text:p>Manticor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Verd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9];&quot;, &quot;;[.B189])" office:value-type="string" office:string-value="Megera Verde, Sfida 3 (700 PX)\\" calcext:value-type="string">
            <text:p>Megera Verd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tau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0];&quot;, &quot;;[.B190])" office:value-type="string" office:string-value="Minotauro, Sfida 3 (700 PX)\\" calcext:value-type="string">
            <text:p>Minotau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1];&quot;, &quot;;[.B191])" office:value-type="string" office:string-value="Mummia, Sfida 3 (700 PX)\\" calcext:value-type="string">
            <text:p>Mummi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rore Arrampicamuri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2];&quot;, &quot;;[.B192])" office:value-type="string" office:string-value="Orrore Arrampicamuri, Sfida 3 (700 PX)\\" calcext:value-type="string">
            <text:p>Orrore Arrampicamuri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3];&quot;, &quot;;[.B193])" office:value-type="string" office:string-value="Orsogufo, Sfida 3 (700 PX)\\" calcext:value-type="string">
            <text:p>Orsoguf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 Saggi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4];&quot;, &quot;;[.B194])" office:value-type="string" office:string-value="Orsogufo Saggio, Sfida 3 (700 PX)\\" calcext:value-type="string">
            <text:p>Orsogufo Saggi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Fas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5];&quot;, &quot;;[.B195])" office:value-type="string" office:string-value="Ragno Fase, Sfida 3 (700 PX)\\" calcext:value-type="string">
            <text:p>Ragno Fas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 Gigant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6];&quot;, &quot;;[.B196])" office:value-type="string" office:string-value="Scorpione Gigante, Sfida 3 (700 PX)\\" calcext:value-type="string">
            <text:p>Scorpione Gigant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gio Inf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7];&quot;, &quot;;[.B197])" office:value-type="string" office:string-value="Segugio Infernale, Sfida 3 (700 PX)\\" calcext:value-type="string">
            <text:p>Segugio Inf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eran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8];&quot;, &quot;;[.B198])" office:value-type="string" office:string-value="Veterano, Sfida 3 (700 PX)\\" calcext:value-type="string">
            <text:p>Veteran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9];&quot;, &quot;;[.B199])" office:value-type="string" office:string-value="Wight, Sfida 3 (700 PX)\\" calcext:value-type="string">
            <text:p>Wight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O.C.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0];&quot;, &quot;;[.B200])" office:value-type="string" office:string-value="B.O.C., Sfida 4 (1.100 PX)\\" calcext:value-type="string">
            <text:p>B.O.C.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1];&quot;, &quot;;[.B201])" office:value-type="string" office:string-value="Banshee, Sfida 4 (1.100 PX)\\" calcext:value-type="string">
            <text:p>Banshe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2];&quot;, &quot;;[.B202])" office:value-type="string" office:string-value="Chuul, Sfida 4 (1.100 PX)\\" calcext:value-type="string">
            <text:p>Chuu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Manna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3];&quot;, &quot;;[.B203])" office:value-type="string" office:string-value="Cinghiale Mannaro, Sfida 4 (1.100 PX)\\" calcext:value-type="string">
            <text:p>Cinghiale Manna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4];&quot;, &quot;;[.B204])" office:value-type="string" office:string-value="Couatl, Sfida 4 (1.100 PX)\\" calcext:value-type="string">
            <text:p>Couat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Cucciol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5];&quot;, &quot;;[.B205])" office:value-type="string" office:string-value="Drago Rosso Cucciolo, Sfida 4 (1.100 PX)\\" calcext:value-type="string">
            <text:p>Drago Rosso Cucciol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6];&quot;, &quot;;[.B206])" office:value-type="string" office:string-value="Elefante, Sfida 4 (1.100 PX)\\" calcext:value-type="string">
            <text:p>Elefa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in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7];&quot;, &quot;;[.B207])" office:value-type="string" office:string-value="Ettin, Sfida 4 (1.100 PX)\\" calcext:value-type="string">
            <text:p>Ettin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tasm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8];&quot;, &quot;;[.B208])" office:value-type="string" office:string-value="Fantasma, Sfida 4 (1.100 PX)\\" calcext:value-type="string">
            <text:p>Fantasm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 Putresce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9];&quot;, &quot;;[.B209])" office:value-type="string" office:string-value="Ghoul Putrescente, Sfida 4 (1.100 PX)\\" calcext:value-type="string">
            <text:p>Ghoul Putresce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0];&quot;, &quot;;[.B210])" office:value-type="string" office:string-value="Lamia, Sfida 4 (1.100 PX)\\" calcext:value-type="string">
            <text:p>Lami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detti immortal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1];&quot;, &quot;;[.B211])" office:value-type="string" office:string-value="Maledetti immortale, Sfida 4 (1.100 PX)\\" calcext:value-type="string">
            <text:p>Maledetti immortal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plasma Ne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2];&quot;, &quot;;[.B212])" office:value-type="string" office:string-value="Protoplasma Nero, Sfida 4 (1.100 PX)\\" calcext:value-type="string">
            <text:p>Protoplasma Ne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3];&quot;, &quot;;[.B213])" office:value-type="string" office:string-value="Succube, Sfida 4 (1.100 PX)\\" calcext:value-type="string">
            <text:p>Succub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Manna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4];&quot;, &quot;;[.B214])" office:value-type="string" office:string-value="Tigre Mannara, Sfida 4 (1.100 PX)\\" calcext:value-type="string">
            <text:p>Tigre Mannar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ciascu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5];&quot;, &quot;;[.B215])" office:value-type="string" office:string-value="Torciascura, Sfida 4 (1.100 PX)\\" calcext:value-type="string">
            <text:p>Torciascura, Sfida 4 (1.100 PX)\\</text:p>
          </table:table-cell>
          <table:table-cell/>
          <table:table-cell office:value-type="string" calcext:value-type="string">
            <text:p>Dunge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me Strisciante Tentacolat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6];&quot;, &quot;;[.B216])" office:value-type="string" office:string-value="Verme Strisciante Tentacolato, Sfida 4 (1.100 PX)\\" calcext:value-type="string">
            <text:p>Verme Strisciante Tentacolat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et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7];&quot;, &quot;;[.B217])" office:value-type="string" office:string-value="Bulette, Sfida 5 (1.800 PX)\\" calcext:value-type="string">
            <text:p>Bulet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8];&quot;, &quot;;[.B218])" office:value-type="string" office:string-value="Coccodrillo Gigante, Sfida 5 (1.800 PX)\\" calcext:value-type="string">
            <text:p>Coccodril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ulo Strisci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9];&quot;, &quot;;[.B219])" office:value-type="string" office:string-value="Cumulo Strisciante, Sfida 5 (1.800 PX)\\" calcext:value-type="string">
            <text:p>Cumulo Strisci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 Fuoc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0];&quot;, &quot;;[.B220])" office:value-type="string" office:string-value="Elementale del Fuoco, Sfida 5 (1.800 PX)\\" calcext:value-type="string">
            <text:p>Elementale del Fuoc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1];&quot;, &quot;;[.B221])" office:value-type="string" office:string-value="Elementale dell'Acqua, Sfida 5 (1.800 PX)\\" calcext:value-type="string">
            <text:p>Elementale dell'Acqu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ri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2];&quot;, &quot;;[.B222])" office:value-type="string" office:string-value="Elementale dell'Aria, Sfida 5 (1.800 PX)\\" calcext:value-type="string">
            <text:p>Elementale dell'Ari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a Ter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3];&quot;, &quot;;[.B223])" office:value-type="string" office:string-value="Elementale della Terra, Sfida 5 (1.800 PX)\\" calcext:value-type="string">
            <text:p>Elementale della Ter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stig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4];&quot;, &quot;;[.B224])" office:value-type="string" office:string-value="Fustigatore, Sfida 5 (1.800 PX)\\" calcext:value-type="string">
            <text:p>Fustig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Colli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5];&quot;, &quot;;[.B225])" office:value-type="string" office:string-value="Gigante di Collina, Sfida 5 (1.800 PX)\\" calcext:value-type="string">
            <text:p>Gigante di Colli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, Mad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6];&quot;, &quot;;[.B226])" office:value-type="string" office:string-value="Ghoul, Madre, Sfida 5 (1.800 PX)\\" calcext:value-type="string">
            <text:p>Ghoul, Mad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7];&quot;, &quot;;[.B227])" office:value-type="string" office:string-value="Gladiatore, Sfida 5 (1.800 PX)\\" calcext:value-type="string">
            <text:p>Gladi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Car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8];&quot;, &quot;;[.B228])" office:value-type="string" office:string-value="Golem di Carne, Sfida 5 (1.800 PX)\\" calcext:value-type="string">
            <text:p>Golem di Car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go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9];&quot;, &quot;;[.B229])" office:value-type="string" office:string-value="Gorgone, Sfida 5 (1.800 PX)\\" calcext:value-type="string">
            <text:p>Gorgo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Nottur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0];&quot;, &quot;;[.B230])" office:value-type="string" office:string-value="Megera Notturna, Sfida 5 (1.800 PX)\\" calcext:value-type="string">
            <text:p>Megera Nottur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Mannar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1];&quot;, &quot;;[.B231])" office:value-type="string" office:string-value="Orso Mannaro, Sfida 5 (1.800 PX)\\" calcext:value-type="string">
            <text:p>Orso Mannar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yug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2];&quot;, &quot;;[.B232])" office:value-type="string" office:string-value="Otyugh, Sfida 5 (1.800 PX)\\" calcext:value-type="string">
            <text:p>Otyug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mand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3];&quot;, &quot;;[.B233])" office:value-type="string" office:string-value="Salamandra, Sfida 5 (1.800 PX)\\" calcext:value-type="string">
            <text:p>Salamand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4];&quot;, &quot;;[.B234])" office:value-type="string" office:string-value="Squalo Gigante, Sfida 5 (1.800 PX)\\" calcext:value-type="string">
            <text:p>Squa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ceratop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5];&quot;, &quot;;[.B235])" office:value-type="string" office:string-value="Triceratopo, Sfida 5 (1.800 PX)\\" calcext:value-type="string">
            <text:p>Triceratop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6];&quot;, &quot;;[.B236])" office:value-type="string" office:string-value="Troll, Sfida 5 (1.800 PX)\\" calcext:value-type="string">
            <text:p>Troll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corn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7];&quot;, &quot;;[.B237])" office:value-type="string" office:string-value="Unicorno, Sfida 5 (1.800 PX)\\" calcext:value-type="string">
            <text:p>Unicorn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8];&quot;, &quot;;[.B238])" office:value-type="string" office:string-value="Wraith, Sfida 5 (1.800 PX)\\" calcext:value-type="string">
            <text:p>Wrait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orn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9];&quot;, &quot;;[.B239])" office:value-type="string" office:string-value="Xorn, Sfida 5 (1.800 PX)\\" calcext:value-type="string">
            <text:p>Xorn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0];&quot;, &quot;;[.B240])" office:value-type="string" office:string-value="Chimera, Sfida 6 (2.300 PX)\\" calcext:value-type="string">
            <text:p>Chimer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1];&quot;, &quot;;[.B241])" office:value-type="string" office:string-value="Drago Bianco Giovane, Sfida 6 (2.300 PX)\\" calcext:value-type="string">
            <text:p>Drago Bianco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2];&quot;, &quot;;[.B242])" office:value-type="string" office:string-value="Drago d'Ottone Giovane, Sfida 6 (2.300 PX)\\" calcext:value-type="string">
            <text:p>Drago d'Ottone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der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3];&quot;, &quot;;[.B243])" office:value-type="string" office:string-value="Drider, Sfida 6 (2.300 PX)\\" calcext:value-type="string">
            <text:p>Drider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, Ner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4];&quot;, &quot;;[.B244])" office:value-type="string" office:string-value="Ghoul, Nero, Sfida 6 (2.300 PX)\\" calcext:value-type="string">
            <text:p>Ghoul, Ner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e Mag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5];&quot;, &quot;;[.B245])" office:value-type="string" office:string-value="Grande Mago, Sfida 6 (2.300 PX)\\" calcext:value-type="string">
            <text:p>Grande Mag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ut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6];&quot;, &quot;;[.B246])" office:value-type="string" office:string-value="Mammut, Sfida 6 (2.300 PX)\\" calcext:value-type="string">
            <text:p>Mammut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7];&quot;, &quot;;[.B247])" office:value-type="string" office:string-value="Medusa, Sfida 6 (2.300 PX)\\" calcext:value-type="string">
            <text:p>Medus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ecutore Invisibil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8];&quot;, &quot;;[.B248])" office:value-type="string" office:string-value="Persecutore Invisibile, Sfida 6 (2.300 PX)\\" calcext:value-type="string">
            <text:p>Persecutore Invisibil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enie Vampirica <text:s/></text:p>
          </table:table-cell>
          <table:table-cell office:value-type="string" calcext:value-type="string">
            <text:p>Sfida 6 (1.8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9];&quot;, &quot;;[.B249])" office:value-type="string" office:string-value="Progenie Vampirica  , Sfida 6 (1.800 PX)\\" calcext:value-type="string">
            <text:p>Progenie Vampirica <text:s/>, Sfida 6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rn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50];&quot;, &quot;;[.B250])" office:value-type="string" office:string-value="Viverna, Sfida 6 (2.300 PX)\\" calcext:value-type="string">
            <text:p>Vivern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ock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51];&quot;, &quot;;[.B251])" office:value-type="string" office:string-value="Vrock, Sfida 6 (2.300 PX)\\" calcext:value-type="string">
            <text:p>Vrock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2];&quot;, &quot;;[.B252])" office:value-type="string" office:string-value="Drago di Rame Giovane, Sfida 7 (2.900 PX)\\" calcext:value-type="string">
            <text:p>Drago di Rame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3];&quot;, &quot;;[.B253])" office:value-type="string" office:string-value="Drago Nero Giovane, Sfida 7 (2.900 PX)\\" calcext:value-type="string">
            <text:p>Drago Nero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Pietra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4];&quot;, &quot;;[.B254])" office:value-type="string" office:string-value="Gigante di Pietra, Sfida 7 (2.900 PX)\\" calcext:value-type="string">
            <text:p>Gigante di Pietra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no Protettor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5];&quot;, &quot;;[.B255])" office:value-type="string" office:string-value="Guardiano Protettore, Sfida 7 (2.900 PX)\\" calcext:value-type="string">
            <text:p>Guardiano Protettor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6];&quot;, &quot;;[.B256])" office:value-type="string" office:string-value="Oni, Sfida 7 (2.900 PX)\\" calcext:value-type="string">
            <text:p>Oni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 Gigant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7];&quot;, &quot;;[.B257])" office:value-type="string" office:string-value="Scimmione Gigante, Sfida 7 (2.900 PX)\\" calcext:value-type="string">
            <text:p>Scimmione Gigant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8];&quot;, &quot;;[.B258])" office:value-type="string" office:string-value="Assassino, Sfida 8 (3.900 PX)\\" calcext:value-type="string">
            <text:p>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e Catene 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9];&quot;, &quot;;[.B259])" office:value-type="string" office:string-value="Diavolo delle Catene , Sfida 8 (3.900 PX)\\" calcext:value-type="string">
            <text:p>Diavolo delle Catene 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0];&quot;, &quot;;[.B260])" office:value-type="string" office:string-value="Drago di Bronzo Giovane, Sfida 8 (3.900 PX)\\" calcext:value-type="string">
            <text:p>Drago di Bronzo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1];&quot;, &quot;;[.B261])" office:value-type="string" office:string-value="Drago Verde Giovane, Sfida 8 (3.900 PX)\\" calcext:value-type="string">
            <text:p>Drago Verde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Gel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2];&quot;, &quot;;[.B262])" office:value-type="string" office:string-value="Gigante del Gelo, Sfida 8 (3.900 PX)\\" calcext:value-type="string">
            <text:p>Gigante del Gel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zrou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3];&quot;, &quot;;[.B263])" office:value-type="string" office:string-value="Hezrou, Sfida 8 (3.900 PX)\\" calcext:value-type="string">
            <text:p>Hezrou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ra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4];&quot;, &quot;;[.B264])" office:value-type="string" office:string-value="Idra, Sfida 8 (3.900 PX)\\" calcext:value-type="string">
            <text:p>Idra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 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5];&quot;, &quot;;[.B265])" office:value-type="string" office:string-value="Manto Assassino, Sfida 8 (3.900 PX)\\" calcext:value-type="string">
            <text:p>Manto 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Spiritual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6];&quot;, &quot;;[.B266])" office:value-type="string" office:string-value="Naga Spirituale, Sfida 8 (3.900 PX)\\" calcext:value-type="string">
            <text:p>Naga Spiritual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rannosaur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7];&quot;, &quot;;[.B267])" office:value-type="string" office:string-value="Tirannosauro, Sfida 8 (3.900 PX)\\" calcext:value-type="string">
            <text:p>Tirannosaur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'Oss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8];&quot;, &quot;;[.B268])" office:value-type="string" office:string-value="Diavolo d'Ossa, Sfida 9 (5000 PX)\\" calcext:value-type="string">
            <text:p>Diavolo d'Oss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ora Cervelli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9];&quot;, &quot;;[.B269])" office:value-type="string" office:string-value="Divora Cervelli, Sfida 9 (5000 PX)\\" calcext:value-type="string">
            <text:p>Divora Cervelli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0];&quot;, &quot;;[.B270])" office:value-type="string" office:string-value="Drago Blu Giovane, Sfida 9 (5000 PX)\\" calcext:value-type="string">
            <text:p>Drago Blu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1];&quot;, &quot;;[.B271])" office:value-type="string" office:string-value="Drago d'Argento Giovane, Sfida 9 (5000 PX)\\" calcext:value-type="string">
            <text:p>Drago d'Argento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aggior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2];&quot;, &quot;;[.B272])" office:value-type="string" office:string-value="Elementale dell'Acqua Maggiore, Sfida 9 (5000 PX)\\" calcext:value-type="string">
            <text:p>Elementale dell'Acqua Maggior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Fuoco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3];&quot;, &quot;;[.B273])" office:value-type="string" office:string-value="Gigante del Fuoco, Sfida 9 (5000 PX)\\" calcext:value-type="string">
            <text:p>Gigante del Fuoco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Nuvol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4];&quot;, &quot;;[.B274])" office:value-type="string" office:string-value="Gigante delle Nuvole, Sfida 9 (5000 PX)\\" calcext:value-type="string">
            <text:p>Gigante delle Nuvol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brezu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5];&quot;, &quot;;[.B275])" office:value-type="string" office:string-value="Glabrezu, Sfida 9 (5000 PX)\\" calcext:value-type="string">
            <text:p>Glabrezu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Argill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6];&quot;, &quot;;[.B276])" office:value-type="string" office:string-value="Golem di Argilla, Sfida 9 (5000 PX)\\" calcext:value-type="string">
            <text:p>Golem di Argill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lbero (Treant)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7];&quot;, &quot;;[.B277])" office:value-type="string" office:string-value="Uomo Albero (Treant), Sfida 9 (5000 PX)\\" calcext:value-type="string">
            <text:p>Uomo Albero (Treant)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8];&quot;, &quot;;[.B278])" office:value-type="string" office:string-value="Aboleth, Sfida 10 (5.900 PX)\\" calcext:value-type="string">
            <text:p>Aboleth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Dev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9];&quot;, &quot;;[.B279])" office:value-type="string" office:string-value="Angelo Deva, Sfida 10 (5.900 PX)\\" calcext:value-type="string">
            <text:p>Angelo Dev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0];&quot;, &quot;;[.B280])" office:value-type="string" office:string-value="Drago d'Oro Giovane, Sfida 10 (5.900 PX)\\" calcext:value-type="string">
            <text:p>Drago d'Or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1];&quot;, &quot;;[.B281])" office:value-type="string" office:string-value="Drago Rosso Giovane, Sfida 10 (5.900 PX)\\" calcext:value-type="string">
            <text:p>Drago Ross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E.C.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2];&quot;, &quot;;[.B282])" office:value-type="string" office:string-value="G.E.C., Sfida 10 (5.900 PX)\\" calcext:value-type="string">
            <text:p>G.E.C.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Pietr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3];&quot;, &quot;;[.B283])" office:value-type="string" office:string-value="Golem di Pietra, Sfida 10 (5.900 PX)\\" calcext:value-type="string">
            <text:p>Golem di Pietr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Guardiano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4];&quot;, &quot;;[.B284])" office:value-type="string" office:string-value="Naga Guardiano, Sfida 10 (5.900 PX)\\" calcext:value-type="string">
            <text:p>Naga Guardiano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r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5];&quot;, &quot;;[.B285])" office:value-type="string" office:string-value="Behir, Sfida 11 (7.200 PX)\\" calcext:value-type="string">
            <text:p>Behir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Cornuto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6];&quot;, &quot;;[.B286])" office:value-type="string" office:string-value="Diavolo Cornuto, Sfida 11 (7.200 PX)\\" calcext:value-type="string">
            <text:p>Diavolo Cornuto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inn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7];&quot;, &quot;;[.B287])" office:value-type="string" office:string-value="Djinni, Sfida 11 (7.200 PX)\\" calcext:value-type="string">
            <text:p>Djinn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reet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8];&quot;, &quot;;[.B288])" office:value-type="string" office:string-value="Efreeti, Sfida 11 (7.200 PX)\\" calcext:value-type="string">
            <text:p>Efreet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osfinge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9];&quot;, &quot;;[.B289])" office:value-type="string" office:string-value="Ginosfinge, Sfida 11 (7.200 PX)\\" calcext:value-type="string">
            <text:p>Ginosfinge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90];&quot;, &quot;;[.B290])" office:value-type="string" office:string-value="Remorhaz, Sfida 11 (7.200 PX)\\" calcext:value-type="string">
            <text:p>Remorhaz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imago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91];&quot;, &quot;;[.B291])" office:value-type="string" office:string-value="Arcimago, Sfida 12 (8.400 PX)\\" calcext:value-type="string">
            <text:p>Arcimago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ni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92];&quot;, &quot;;[.B292])" office:value-type="string" office:string-value="Erinni, Sfida 12 (8.400 PX)\\" calcext:value-type="string">
            <text:p>Erinni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pticon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93];&quot;, &quot;;[.B293])" office:value-type="string" office:string-value="Panopticon, Sfida 12 (8.400 PX)\\" calcext:value-type="string">
            <text:p>Panopticon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4];&quot;, &quot;;[.B294])" office:value-type="string" office:string-value="Drago Bianco Adulto, Sfida 13 (10000 PX)\\" calcext:value-type="string">
            <text:p>Drago Bianco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5];&quot;, &quot;;[.B295])" office:value-type="string" office:string-value="Drago d'Ottone Adulto, Sfida 13 (10000 PX)\\" calcext:value-type="string">
            <text:p>Drago d'Ottone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Tempest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6];&quot;, &quot;;[.B296])" office:value-type="string" office:string-value="Gigante delle Tempeste, Sfida 13 (10000 PX)\\" calcext:value-type="string">
            <text:p>Gigante delle Tempest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7];&quot;, &quot;;[.B297])" office:value-type="string" office:string-value="Nalfeshnee, Sfida 13 (10000 PX)\\" calcext:value-type="string">
            <text:p>Nalfeshne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8];&quot;, &quot;;[.B298])" office:value-type="string" office:string-value="Rakshasa, Sfida 13 (10000 PX)\\" calcext:value-type="string">
            <text:p>Rakshasa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mpir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9];&quot;, &quot;;[.B299])" office:value-type="string" office:string-value="Vampiro, Sfida 13 (10000 PX)\\" calcext:value-type="string">
            <text:p>Vampir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 Ghiacci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300];&quot;, &quot;;[.B300])" office:value-type="string" office:string-value="Diavolo del Ghiaccio, Sfida 14 (11.500 PX)\\" calcext:value-type="string">
            <text:p>Diavolo del Ghiacci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dult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301];&quot;, &quot;;[.B301])" office:value-type="string" office:string-value="Drago di Rame Adulto, Sfida 14 (11.500 PX)\\" calcext:value-type="string">
            <text:p>Drago di Rame Adult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2];&quot;, &quot;;[.B302])" office:value-type="string" office:string-value="Drago di Bronzo Adulto, Sfida 15 (13000 PX)\\" calcext:value-type="string">
            <text:p>Drago di Bronzo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3];&quot;, &quot;;[.B303])" office:value-type="string" office:string-value="Drago Verde Adulto, Sfida 15 (13000 PX)\\" calcext:value-type="string">
            <text:p>Drago Verde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ice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4];&quot;, &quot;;[.B304])" office:value-type="string" office:string-value="Fenice, Sfida 15 (13000 PX)\\" calcext:value-type="string">
            <text:p>Fenice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 Sovrana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5];&quot;, &quot;;[.B305])" office:value-type="string" office:string-value="Mummia Sovrana, Sfida 15 (13000 PX)\\" calcext:value-type="string">
            <text:p>Mummia Sovrana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Purpure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6];&quot;, &quot;;[.B306])" office:value-type="string" office:string-value="Verme Purpureo, Sfida 15 (13000 PX)\\" calcext:value-type="string">
            <text:p>Verme Purpure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Planetar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7];&quot;, &quot;;[.B307])" office:value-type="string" office:string-value="Angelo Planetar, Sfida 16 (15000 PX)\\" calcext:value-type="string">
            <text:p>Angelo Planetar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8];&quot;, &quot;;[.B308])" office:value-type="string" office:string-value="Drago Blu Adulto, Sfida 16 (15000 PX)\\" calcext:value-type="string">
            <text:p>Drago Blu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9];&quot;, &quot;;[.B309])" office:value-type="string" office:string-value="Drago d'Argento Adulto, Sfida 16 (15000 PX)\\" calcext:value-type="string">
            <text:p>Drago d'Argento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Ferr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10];&quot;, &quot;;[.B310])" office:value-type="string" office:string-value="Golem di Ferro, Sfida 16 (15000 PX)\\" calcext:value-type="string">
            <text:p>Golem di Ferr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lith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11];&quot;, &quot;;[.B311])" office:value-type="string" office:string-value="Marilith, Sfida 16 (15000 PX)\\" calcext:value-type="string">
            <text:p>Marilith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finge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2];&quot;, &quot;;[.B312])" office:value-type="string" office:string-value="Androsfinge, Sfida 17 (18000 PX)\\" calcext:value-type="string">
            <text:p>Androsfinge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3];&quot;, &quot;;[.B313])" office:value-type="string" office:string-value="Drago d'Oro Adulto, Sfida 17 (18000 PX)\\" calcext:value-type="string">
            <text:p>Drago d'O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4];&quot;, &quot;;[.B314])" office:value-type="string" office:string-value="Drago Nero Adulto, Sfida 17 (18000 PX)\\" calcext:value-type="string">
            <text:p>Drago Ne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5];&quot;, &quot;;[.B315])" office:value-type="string" office:string-value="Drago Rosso Adulto, Sfida 17 (18000 PX)\\" calcext:value-type="string">
            <text:p>Drago Ross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uggine Dragona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6];&quot;, &quot;;[.B316])" office:value-type="string" office:string-value="Testuggine Dragona, Sfida 17 (18000 PX)\\" calcext:value-type="string">
            <text:p>Testuggine Dragona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 Nero</text:p>
          </table:table-cell>
          <table:table-cell office:value-type="string" calcext:value-type="string">
            <text:p>Sfida 18 (20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7];&quot;, &quot;;[.B317])" office:value-type="string" office:string-value="Cavaliere Nero, Sfida 18 (20000 PX)\\" calcext:value-type="string">
            <text:p>Cavaliere Nero, Sfida 18 (2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r</text:p>
          </table:table-cell>
          <table:table-cell office:value-type="string" calcext:value-type="string">
            <text:p>Sfida 19 (22000 PX)\\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M.MICROSOFT.CONCAT([.A318];&quot;, &quot;;[.B318])" office:value-type="string" office:string-value="Balor, Sfida 19 (22000 PX)\\" calcext:value-type="string">
            <text:p>Balor, Sfida 19 (2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a Fossa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9];&quot;, &quot;;[.B319])" office:value-type="string" office:string-value="Diavolo della Fossa, Sfida 20 (25000 PX)\\" calcext:value-type="string">
            <text:p>Diavolo della Fossa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20];&quot;, &quot;;[.B320])" office:value-type="string" office:string-value="Drago Bianco Antico, Sfida 20 (25000 PX)\\" calcext:value-type="string">
            <text:p>Drago Bianco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21];&quot;, &quot;;[.B321])" office:value-type="string" office:string-value="Drago d'Ottone Antico, Sfida 20 (25000 PX)\\" calcext:value-type="string">
            <text:p>Drago d'Ottone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Solar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2];&quot;, &quot;;[.B322])" office:value-type="string" office:string-value="Angelo Solar, Sfida 21 (33000 PX)\\" calcext:value-type="string">
            <text:p>Angelo Solar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3];&quot;, &quot;;[.B323])" office:value-type="string" office:string-value="Drago di Rame Antico, Sfida 21 (33000 PX)\\" calcext:value-type="string">
            <text:p>Drago di Rame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4];&quot;, &quot;;[.B324])" office:value-type="string" office:string-value="Drago Nero Antico, Sfida 21 (33000 PX)\\" calcext:value-type="string">
            <text:p>Drago Nero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5];&quot;, &quot;;[.B325])" office:value-type="string" office:string-value="Lich, Sfida 21 (33000 PX)\\" calcext:value-type="string">
            <text:p>Lich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6];&quot;, &quot;;[.B326])" office:value-type="string" office:string-value="Drago di Bronzo Antico, Sfida 22 (41000 PX)\\" calcext:value-type="string">
            <text:p>Drago di Bronzo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7];&quot;, &quot;;[.B327])" office:value-type="string" office:string-value="Drago Verde Antico, Sfida 22 (41000 PX)\\" calcext:value-type="string">
            <text:p>Drago Verde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8];&quot;, &quot;;[.B328])" office:value-type="string" office:string-value="Drago Blu Antico, Sfida 23 (50000 PX)\\" calcext:value-type="string">
            <text:p>Drago Blu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9];&quot;, &quot;;[.B329])" office:value-type="string" office:string-value="Drago d'Argento Antico, Sfida 23 (50000 PX)\\" calcext:value-type="string">
            <text:p>Drago d'Argento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Giallo Antico</text:p>
          </table:table-cell>
          <table:table-cell office:value-type="string" calcext:value-type="string">
            <text:p>Sfida: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30];&quot;, &quot;;[.B330])" office:value-type="string" office:string-value="Drago Giallo Antico, Sfida: 23 (50000 PX)\\" calcext:value-type="string">
            <text:p>Drago Giallo Antico, Sfida: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31];&quot;, &quot;;[.B331])" office:value-type="string" office:string-value="Kraken, Sfida 23 (50000 PX)\\" calcext:value-type="string">
            <text:p>Kraken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32];&quot;, &quot;;[.B332])" office:value-type="string" office:string-value="Drago d'Oro Antico, Sfida 24 (62000 PX)\\" calcext:value-type="string">
            <text:p>Drago d'Or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33];&quot;, &quot;;[.B333])" office:value-type="string" office:string-value="Drago Rosso Antico, Sfida 24 (62000 PX)\\" calcext:value-type="string">
            <text:p>Drago Ross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orgone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34];&quot;, &quot;;[.B334])" office:value-type="string" office:string-value="Demogorgone, Sfida 26 (90000 PX)\\" calcext:value-type="string">
            <text:p>Demogorgone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us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35];&quot;, &quot;;[.B335])" office:value-type="string" office:string-value="Orcus, Sfida 26 (90000 PX)\\" calcext:value-type="string">
            <text:p>Orcus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àhil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6];&quot;, &quot;;[.B336])" office:value-type="string" office:string-value="Tàhil, Sfida 30 (155000 PX)\\" calcext:value-type="string">
            <text:p>Tàhil, Sfida 30 (15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7];&quot;, &quot;;[.B337])" office:value-type="string" office:string-value="Tarrasque, Sfida 30 (155000 PX)\\" calcext:value-type="string">
            <text:p>Tarrasque, Sfida 30 (155000 PX)\\</text:p>
          </table:table-cell>
          <table:table-cell table:number-columns-repeated="1019"/>
        </table:table-row>
      </table:table>
      <table:table table:name="Foglio2" table:style-name="ta1">
        <table:table-column table:style-name="co3" table:default-cell-style-name="ce14"/>
        <table:table-column table:style-name="co3" table:number-columns-repeated="1023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GS</text:p>
          </table:table-cell>
          <table:table-cell table:style-name="ce15" office:value-type="string" calcext:value-type="string" table:number-columns-spanned="1" table:number-rows-spanned="2">
            <text:p>PF</text:p>
          </table:table-cell>
          <table:table-cell table:style-name="ce15" office:value-type="string" calcext:value-type="string" table:number-columns-spanned="1" table:number-rows-spanned="2">
            <text:p>Difesa</text:p>
          </table:table-cell>
          <table:table-cell table:style-name="ce15" office:value-type="string" calcext:value-type="string" table:number-columns-spanned="1" table:number-rows-spanned="2">
            <text:p>Bonus al Colpire</text:p>
          </table:table-cell>
          <table:table-cell table:style-name="ce15" office:value-type="string" calcext:value-type="string" table:number-columns-spanned="1" table:number-rows-spanned="2">
            <text:p>Danno Medio</text:p>
          </table:table-cell>
          <table:table-cell table:style-name="ce15" office:value-type="string" calcext:value-type="string" table:number-columns-spanned="1" table:number-rows-spanned="2">
            <text:p>DC se serve</text:p>
          </table:table-cell>
          <table:table-cell table:style-name="ce15" office:value-type="string" calcext:value-type="string" table:number-columns-spanned="1" table:number-rows-spanned="2">
            <text:p>TS base (+ caratt.)</text:p>
          </table:table-cell>
          <table:table-cell table:style-name="ce18" office:value-type="string" calcext:value-type="string" table:number-columns-spanned="1" table:number-rows-spanned="2">
            <text:p>Iniziativa</text:p>
          </table:table-cell>
          <table:table-cell table:style-name="ce16" table:number-columns-repeated="1016"/>
        </table:table-row>
        <table:table-row table:style-name="ro1">
          <table:covered-table-cell table:style-name="ce11"/>
          <table:covered-table-cell table:number-columns-repeated="7" table:style-name="ce16"/>
          <table:table-cell table:style-name="ce16" office:value-type="string" calcext:value-type="string">
            <text:p>xp</text:p>
          </table:table-cell>
          <table:table-cell table:style-name="ce16" table:number-columns-repeated="1015"/>
        </table:table-row>
        <table:table-row table:style-name="ro1">
          <table:table-cell table:style-name="ce12" office:value-type="string" calcext:value-type="string">
            <text:p>½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7" calcext:value-type="float">
            <text:p>7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5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1015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1015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office:value-type="float" office:value="2900" calcext:value-type="float">
            <text:p>2900</text:p>
          </table:table-cell>
          <table:table-cell table:number-columns-repeated="1015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1" calcext:value-type="float">
            <text:p>11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101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" calcext:value-type="float">
            <text:p>1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/>
          <table:table-cell office:value-type="float" office:value="5900" calcext:value-type="float">
            <text:p>5900</text:p>
          </table:table-cell>
          <table:table-cell table:number-columns-repeated="101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4" calcext:value-type="float">
            <text:p>14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1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office:value-type="float" office:value="8400" calcext:value-type="float">
            <text:p>8400</text:p>
          </table:table-cell>
          <table:table-cell table:number-columns-repeated="101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6" calcext:value-type="float">
            <text:p>16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7" calcext:value-type="float">
            <text:p>17</text:p>
          </table:table-cell>
          <table:table-cell/>
          <table:table-cell office:value-type="float" office:value="11500" calcext:value-type="float">
            <text:p>11500</text:p>
          </table:table-cell>
          <table:table-cell table:number-columns-repeated="101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" calcext:value-type="float">
            <text:p>18</text:p>
          </table:table-cell>
          <table:table-cell/>
          <table:table-cell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9" calcext:value-type="float">
            <text:p>19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" office:value-type="float" office:value="285" calcext:value-type="float">
            <text:p>285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1" calcext:value-type="float">
            <text:p>2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2" calcext:value-type="float">
            <text:p>22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3" calcext:value-type="float">
            <text:p>23</text:p>
          </table:table-cell>
          <table:table-cell/>
          <table:table-cell office:value-type="float" office:value="33000" calcext:value-type="float">
            <text:p>33000</text:p>
          </table:table-cell>
          <table:table-cell table:number-columns-repeated="101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3" calcext:value-type="float">
            <text:p>23</text:p>
          </table:table-cell>
          <table:table-cell/>
          <table:table-cell office:value-type="float" office:value="41000" calcext:value-type="float">
            <text:p>41000</text:p>
          </table:table-cell>
          <table:table-cell table:number-columns-repeated="101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4" calcext:value-type="float">
            <text:p>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1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5" calcext:value-type="float">
            <text:p>25</text:p>
          </table:table-cell>
          <table:table-cell/>
          <table:table-cell office:value-type="float" office:value="62000" calcext:value-type="float">
            <text:p>62000</text:p>
          </table:table-cell>
          <table:table-cell table:number-columns-repeated="101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6" calcext:value-type="float">
            <text:p>26</text:p>
          </table:table-cell>
          <table:table-cell/>
          <table:table-cell office:value-type="float" office:value="75000" calcext:value-type="float">
            <text:p>75000</text:p>
          </table:table-cell>
          <table:table-cell table:number-columns-repeated="10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27" calcext:value-type="float">
            <text:p>27</text:p>
          </table:table-cell>
          <table:table-cell/>
          <table:table-cell office:value-type="float" office:value="90000" calcext:value-type="float">
            <text:p>90000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28" calcext:value-type="float">
            <text:p>28</text:p>
          </table:table-cell>
          <table:table-cell/>
          <table:table-cell office:value-type="float" office:value="105000" calcext:value-type="float">
            <text:p>105000</text:p>
          </table:table-cell>
          <table:table-cell table:number-columns-repeated="101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9" calcext:value-type="float">
            <text:p>29</text:p>
          </table:table-cell>
          <table:table-cell/>
          <table:table-cell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31" calcext:value-type="float">
            <text:p>31</text:p>
          </table:table-cell>
          <table:table-cell/>
          <table:table-cell office:value-type="float" office:value="155000" calcext:value-type="float">
            <text:p>155000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C104857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05:20.848387723</meta:creation-date>
    <dc:date>2022-08-18T09:54:03.299965233</dc:date>
    <meta:editing-duration>PT3H41M32S</meta:editing-duration>
    <meta:editing-cycles>30</meta:editing-cycles>
    <meta:generator>LibreOffice/7.3.5.2$Linux_X86_64 LibreOffice_project/30$Build-2</meta:generator>
    <meta:document-statistic meta:table-count="2" meta:cell-count="1608" meta:object-count="0"/>
  </office:meta>
</office:document-meta>
</file>